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ine text in a paragraph or heading.</text:h>
      <text:p text:style-name="Standard"/>
      <text:list xml:id="list284277851" text:style-name="L1">
        <text:list-item>
          <text:p text:style-name="P1">Followed by a numbered list</text:p>
          <text:list>
            <text:list-item>
              <text:p text:style-name="P1">followed by a second level numbered list</text:p>
            </text:list-item>
          </text:list>
        </text:list-item>
        <text:list-item>
          <text:p text:style-name="P1">Where a part of the text spanning both paragraph or heading and the list is subsequently deleted.</text:p>
        </text:list-item>
        <text:list-item>
          <text:p text:style-name="P1">This is where the numbered list continues (now start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9T17:11:23</meta:creation-date>
    <meta:document-statistic meta:table-count="0" meta:image-count="0" meta:object-count="0" meta:page-count="1" meta:paragraph-count="5" meta:word-count="49" meta:character-count="266"/>
    <dc:date>2010-07-09T17:13:25</dc:date>
    <meta:editing-duration>PT00H02M02S</meta:editing-duration>
    <meta:editing-cycles>1</meta:editing-cycles>
    <meta:generator>OpenOffice.org/3.2$Unix OpenOffice.org_project/320m12$Build-9483</meta:generator>
  </office:meta>
</office:document-meta>
</file>